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5300000119AB2597EB93EC2E9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DejaVuSans" svg:font-family="DejaVu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Liberation Mono" fo:font-size="9pt" officeooo:rsid="00197358" officeooo:paragraph-rsid="00197358" style:font-size-asian="9pt" style:font-size-complex="9pt"/>
    </style:style>
    <style:style style:name="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P3" style:family="paragraph" style:parent-style-name="Standard">
      <style:text-properties style:font-name="Liberation Mono" fo:font-size="11pt" style:text-underline-style="solid" style:text-underline-width="auto" style:text-underline-color="font-color" officeooo:rsid="001c5707" officeooo:paragraph-rsid="001c5707" style:font-size-asian="9.60000038146973pt" style:font-size-complex="11pt"/>
    </style:style>
    <style:style style:name="P4" style:family="paragraph" style:parent-style-name="Standard">
      <style:text-properties style:font-name="Liberation Mono" fo:font-size="11pt" style:text-underline-style="solid" style:text-underline-width="auto" style:text-underline-color="font-color" officeooo:rsid="0025052b" officeooo:paragraph-rsid="001c5707" style:font-size-asian="9.60000038146973pt" style:font-size-complex="11pt"/>
    </style:style>
    <style:style style:name="P5" style:family="paragraph" style:parent-style-name="Standard">
      <style:text-properties style:font-name="Liberation Mono" fo:font-size="11pt" style:text-underline-style="solid" style:text-underline-width="auto" style:text-underline-color="font-color" officeooo:rsid="001c5707" officeooo:paragraph-rsid="001c5707" style:font-size-asian="11pt" style:font-size-complex="11pt"/>
    </style:style>
    <style:style style:name="P6" style:family="paragraph" style:parent-style-name="Standard">
      <style:text-properties style:font-name="Liberation Mono" fo:font-size="11pt" style:text-underline-style="none" officeooo:rsid="001c5707" officeooo:paragraph-rsid="001c5707" style:font-size-asian="9.60000038146973pt" style:font-size-complex="11pt"/>
    </style:style>
    <style:style style:name="P7" style:family="paragraph" style:parent-style-name="Standard">
      <style:text-properties style:font-name="Liberation Mono" fo:font-size="11pt" style:text-underline-style="none" officeooo:rsid="00243a33" officeooo:paragraph-rsid="00243a33" style:font-size-asian="9.60000038146973pt" style:font-size-complex="11pt"/>
    </style:style>
    <style:style style:name="P8" style:family="paragraph" style:parent-style-name="Standard">
      <style:text-properties style:font-name="Liberation Mono" fo:font-size="11pt" style:text-underline-style="none" officeooo:rsid="0025052b" officeooo:paragraph-rsid="0025052b" style:font-size-asian="9.60000038146973pt" style:font-size-complex="11pt"/>
    </style:style>
    <style:style style:name="P9" style:family="paragraph" style:parent-style-name="Standard">
      <style:text-properties style:font-name="Liberation Mono" fo:font-size="11pt" style:text-underline-style="none" fo:font-weight="bold" officeooo:rsid="001c5707" officeooo:paragraph-rsid="001c5707" style:font-size-asian="11pt" style:font-weight-asian="bold" style:font-size-complex="11pt" style:font-weight-complex="bold"/>
    </style:style>
    <style:style style:name="P10" style:family="paragraph" style:parent-style-name="Standard">
      <style:text-properties style:font-name="Liberation Mono" fo:font-size="11pt" style:text-underline-style="none" fo:font-weight="normal" officeooo:rsid="00207bfd" officeooo:paragraph-rsid="00207bfd" style:font-size-asian="9.60000038146973pt" style:font-weight-asian="normal" style:font-size-complex="11pt" style:font-weight-complex="normal"/>
    </style:style>
    <style:style style:name="P11" style:family="paragraph" style:parent-style-name="Standard">
      <style:text-properties style:font-name="Liberation Mono" fo:font-size="11pt" style:text-underline-style="none" fo:font-weight="normal" officeooo:rsid="001c5707" officeooo:paragraph-rsid="001c5707" style:font-size-asian="11pt" style:font-weight-asian="normal" style:font-size-complex="11pt" style:font-weight-complex="normal"/>
    </style:style>
    <style:style style:name="P12" style:family="paragraph" style:parent-style-name="Standard">
      <style:text-properties style:font-name="Liberation Mono" fo:font-size="11pt" style:text-underline-style="none" fo:font-weight="normal" officeooo:rsid="00221d40" officeooo:paragraph-rsid="00221d40" style:font-size-asian="11pt" style:font-weight-asian="normal" style:font-size-complex="11pt" style:font-weight-complex="normal"/>
    </style:style>
    <style:style style:name="T1" style:family="text">
      <style:text-properties fo:font-size="11pt" fo:font-weight="bold" style:font-size-asian="11pt" style:font-weight-asian="bold" style:font-size-complex="11pt" style:font-weight-complex="bold"/>
    </style:style>
    <style:style style:name="T2" style:family="text">
      <style:text-properties style:font-name="Liberation Mono" fo:font-size="9pt" style:font-size-asian="7.84999990463257pt" style:font-size-complex="9pt"/>
    </style:style>
    <style:style style:name="T3" style:family="text">
      <style:text-properties fo:font-size="10pt" style:font-size-asian="10pt"/>
    </style:style>
    <style:style style:name="T4" style:family="text">
      <style:text-properties style:font-name="DejaVuSans" fo:font-size="10pt" style:font-size-asian="10pt"/>
    </style:style>
    <style:style style:name="T5" style:family="text">
      <style:text-properties officeooo:rsid="001cbcc5"/>
    </style:style>
    <style:style style:name="T6" style:family="text">
      <style:text-properties officeooo:rsid="0021c268"/>
    </style:style>
    <style:style style:name="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ase 1:</text:p>
      <text:p text:style-name="P6"><text:span text:style-name="T4"/></text:p>
      <text:p text:style-name="P6"><text:span text:style-name="T4"/></text:p>
      <text:p text:style-name="P6"><text:span text:style-name="T4"/></text:p>
      <text:p text:style-name="P9">¿Qué quiere decir esta configuración configuración?</text:p>
      <text:p text:style-name="P6">La configuración de TTL (tiempo de vida) de 10 minutos que hemos configurado en nuestro servidor de DNS, significa que cada 10 minutos se aplicarán los cambios que realicemos en el servidor DNS al mism<text:span text:style-name="T5">o.</text:span></text:p>
      <text:p text:style-name="P3"/>
      <text:p text:style-name="P3">Fase 2:</text:p>
      <text:p text:style-name="P3"/>
      <text:p text:style-name="P3"/>
      <text:p text:style-name="P3"/>
      <text:p text:style-name="P9">¿Para qué sirve esta configuración?</text:p>
      <text:p text:style-name="P10">La zona de búsqueda inversa sirve para transformar <text:span text:style-name="T6">nombres de dominio a ip asignadas anteriormente.</text:span></text:p>
      <text:p text:style-name="P3"/>
      <text:p text:style-name="P3">Fase 3:</text:p>
      <text:p text:style-name="P5"/>
      <text:p text:style-name="P5"/>
      <text:p text:style-name="P9">¿Qué quiere decir esta configuración?</text:p>
      <text:p text:style-name="P12">Esta configuración son permite asociar este nombre de host (W10PC21) a dicha ip (192.168.0.51) de nuestra red, en mi caso he tenido que poner W10PC21 ya que el nombre de host (W10PC20) ya lo tenia configurado al segundo cliente de Windows 10.</text:p>
      <text:p text:style-name="P11"/>
      <text:p text:style-name="P3">Fase 4:</text:p>
      <text:p text:style-name="P3"/>
      <text:p text:style-name="P3"/>
      <text:p text:style-name="P3"/>
      <text:p text:style-name="P9">¿Qué hemos realizado en esta configuración?</text:p>
      <text:p text:style-name="P7">Esto nos permite crear alias a otro nombre de dominio</text:p>
      <text:p text:style-name="P3"/>
      <text:p text:style-name="P3">Fase 5:</text:p>
      <text:p text:style-name="P3"/>
      <text:p text:style-name="P3"/>
      <text:p text:style-name="P3"/>
      <text:p text:style-name="P3">Fase 6:</text:p>
      <text:p text:style-name="P4"/>
      <text:p text:style-name="P8">Justifica todos los ping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DejaVuSans" svg:font-family="DejaVu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Mono" fo:font-size="9pt" officeooo:rsid="00197358" officeooo:paragraph-rsid="00197358" style:font-size-asian="9pt" style:font-size-complex="9pt"/>
    </style:style>
    <style:style style:name="MP2" style:family="paragraph" style:parent-style-name="Header">
      <style:paragraph-properties fo:line-height="150%"/>
      <style:text-properties style:font-name="Liberation Mono" fo:font-size="9pt" officeooo:rsid="00197358" officeooo:paragraph-rsid="00197358" style:font-size-asian="9pt" style:font-size-complex="9pt"/>
    </style:style>
    <style:style style:name="MT1" style:family="text">
      <style:text-properties fo:font-size="11pt" fo:font-weight="bold" style:font-size-asian="11pt" style:font-weight-asian="bold" style:font-size-complex="11pt" style:font-weight-complex="bold"/>
    </style:style>
    <style:style style:name="MT2" style:family="text">
      <style:text-properties style:font-name="Liberation Mono" fo:font-size="9pt" style:font-size-asian="7.84999990463257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draw:frame draw:style-name="Mfr1" draw:name="gràfics3" text:anchor-type="as-char" svg:y="-1.923cm" svg:width="4.611cm" style:rel-width="scale" svg:height="1.558cm" style:rel-height="scale" draw:z-index="0"><draw:image xlink:href="Pictures/100002010000035300000119AB2597EB93EC2E97.png" xlink:type="simple" xlink:show="embed" xlink:actuate="onLoad" draw:mime-type="image/png"/></draw:frame></text:p>
        <text:p text:style-name="MP2"><text:tab/><text:span text:style-name="MT1">SIN - Sistemas Informáticos</text:span></text:p>
        <text:p text:style-name="MP2"><text:span text:style-name="MT1"><text:tab/>UT06 Instalación y configuración de SOR</text:span><text:tab/></text:p>
      </style:header>
      <style:footer>
        <text:p text:style-name="Footer"><text:tab/><text:span text:style-name="MT2"><text:page-number text:select-page="current">1</text:page-number></text:span><text:span text:style-name="MT2">/</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2T11:02:20.403000000</meta:creation-date>
    <meta:generator>LibreOffice/7.0.0.3$Windows_X86_64 LibreOffice_project/8061b3e9204bef6b321a21033174034a5e2ea88e</meta:generator>
    <meta:editing-duration>PT1H12M50S</meta:editing-duration>
    <meta:editing-cycles>12</meta:editing-cycles>
    <dc:title>SIN</dc:title>
    <dc:date>2021-02-22T12:25:26.558000000</dc:date>
    <meta:document-statistic meta:table-count="0" meta:image-count="1" meta:object-count="0" meta:page-count="1" meta:paragraph-count="19" meta:word-count="151" meta:character-count="904" meta:non-whitespace-character-count="766"/>
    <meta:template xlink:type="simple" xlink:actuate="onRequest" xlink:title="SIN" xlink:href="file:///C:/Users/MSI/AppData/Roaming/LibreOffice/4/user/template/SIN.ott" meta:date="2021-02-22T11:02:20.200000000"/>
  </office:meta>
</office:document-meta>
</file>